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Even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Event</text:h>
                    <text:list>
                        <text:list-item>
                            <text:h text:style-name="Heading_20_2" text:outline-level="2">Description</text:h>
                        </text:list-item>
                    </text:list>
                </text:list-item>
            </text:list>

            <text:p text:style-name="Standard"><text:span>With this Action we can add one or more event handlers that can be received by the MQTT connection. After this Action is executed, the </text:span><text:span text:style-name="T1">MQTTConnect</text:span><text:span> Action can be called.</text:span></text:p><text:p text:style-name="Standard"/>

            
                <text:list xml:id="list_MQTTEvent2" text:continue-numbering="true" text:continue-list="list_MQTTEve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Event6"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ext:span>MQTT connection to the server whose events are to be handled.</text:span></text:p><text:p text:style-name="Standard"/>,
                                            <text:list xml:id="list_MQTTEvent7" text:continue-numbering="true" text:continue-list="list_MQTTEvent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s to be handled. For each item in the list, it will be necessary to select </text:span><text:span text:style-name="backtick">Event</text:span><text:span>, </text:span><text:span text:style-name="backtick">Handler type</text:span><text:span> and optionally </text:span><text:span text:style-name="backtick">Action</text:span><text:span>. </text:span><text:span text:style-name="backtick">Event</text:span><text:span> is the type of event we want to handle and the possible values are:</text:span></text:p><text:p text:style-name="Standard"/><text:list xml:id="list_MQTTEvent8" text:style-name="List_20_1">
                    <text:list-item>
                            <text:p text:style-name="List_20_1_20_Start">
                            <text:span><text:span text:style-name="backtick">Connect</text:span><text:span> – It is sent in case of successful connection or reconnect.</text:span></text:span>
                            </text:p>
                        </text:list-item>,<text:list-item>
                            <text:p text:style-name="List_20_1">
                            <text:span><text:span text:style-name="backtick">Reconnect</text:span><text:span> – Sent when attempting to reconnect after a connection has been terminated.</text:span></text:span>
                            </text:p>
                        </text:list-item>,<text:list-item>
                            <text:p text:style-name="List_20_1">
                            <text:span><text:span text:style-name="backtick">Close</text:span><text:span> – It is sent after the connection is terminated.</text:span></text:span>
                            </text:p>
                        </text:list-item>,<text:list-item>
                            <text:p text:style-name="List_20_1">
                            <text:span><text:span text:style-name="backtick">Disconnect</text:span><text:span> – Sent when a disconnect packet is received by the broker.</text:span></text:span>
                            </text:p>
                        </text:list-item>,<text:list-item>
                            <text:p text:style-name="List_20_1">
                            <text:span><text:span text:style-name="backtick">Offline</text:span><text:span> – Sent when the client goes offline.</text:span></text:span>
                            </text:p>
                        </text:list-item>,<text:list-item>
                            <text:p text:style-name="List_20_1">
                            <text:span><text:span text:style-name="backtick">End</text:span><text:span> – Sent when the </text:span><text:span text:style-name="T1">MQTTDisconnect</text:span><text:span> Action is performed.</text:span></text:span>
                            </text:p>
                        </text:list-item>,<text:list-item>
                            <text:p text:style-name="List_20_1">
                            <text:span><text:span text:style-name="backtick">Error</text:span><text:span> – Sent when the client cannot connect or a parsing error has occurred.</text:span></text:span>
                            </text:p>
                        </text:list-item>,<text:list-item>
                            <text:p text:style-name="List_20_1_20_End">
                            <text:span><text:span text:style-name="backtick">Message</text:span><text:span> – It is sent when the client receives a published packet from the server for the topic we previously subscribed to with the </text:span><text:span text:style-name="T1">MQTTSubscribe</text:span><text:span> Action. Data of the type </text:span><text:span text:style-name="backtick">struct:$MQTTMessage</text:span><text:span> is sent through the output, it is a system structure that has these members:</text:span></text:span><text:p text:style-name="Standard"/><text:list xml:id="list_MQTTEvent9" text:style-name="List_20_1">
                    <text:list-item>
                            <text:p text:style-name="List_20_1_20_Start">
                            <text:span><text:span text:style-name="backtick">topic</text:span><text:span> – The name of the topic for which the packet was published.</text:span></text:span>
                            </text:p>
                        </text:list-item>,<text:list-item>
                            <text:p text:style-name="List_20_1_20_End">
                            <text:span><text:span text:style-name="backtick">payload</text:span><text:span> – Content of the received message.</text:span></text:span>
                            </text:p>
                        </text:list-item>
                </text:list>
                            </text:p>
                        </text:list-item>
                </text:list><text:p text:style-name="Standard"/><text:p text:style-name="Standard"><text:span text:style-name="backtick">Handler type</text:span><text:span> can be </text:span><text:span text:style-name="backtick">Flow</text:span><text:span> or </text:span><text:span text:style-name="backtick">Action</text:span><text:span>. If </text:span><text:span text:style-name="backtick">Flow</text:span><text:span> is selected then an output will be added through which the Flow execution continues if the event is sent. If </text:span><text:span text:style-name="backtick">Action</text:span><text:span> is selected, then </text:span><text:span text:style-name="backtick">Action</text:span><text:span> must also be set, i.e. the name of the User action that is executed when the event is receiv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Event10" text:continue-numbering="true" text:continue-list="list_MQTTEvent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Event11" text:continue-numbering="true" text:continue-list="list_MQTTEvent1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MQTTEvent12" text:continue-numbering="true" text:continue-list="list_MQTTEvent1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MQTTEvent13" text:continue-numbering="true" text:continue-list="list_MQTTEvent1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Event14" text:continue-numbering="true" text:continue-list="list_MQTTEvent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MQTTEvent3" text:continue-numbering="true" text:continue-list="list_MQTTEvent2" text:style-name="Outline">
                    <text:list-item>
                        <text:list>
                            <text:list-item>
                                <text:h text:style-name="Heading_20_2" text:outline-level="2">Inputs</text:h>
                            </text:list-item>
                        </text:list>
                    </text:list-item>
                </text:list>

                
                            <text:list xml:id="list_MQTTEvent15"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MQTTEvent4" text:continue-numbering="true" text:continue-list="list_MQTTEvent3" text:style-name="Outline">
                    <text:list-item>
                        <text:list>
                            <text:list-item>
                                <text:h text:style-name="Heading_20_2" text:outline-level="2">Outputs</text:h>
                            </text:list-item>
                        </text:list>
                    </text:list-item>
                </text:list>

                
                            <text:list xml:id="list_MQTTEvent1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MQTTEvent5" text:continue-numbering="true" text:continue-list="list_MQTTEvent4" text:style-name="Outline">
                        <text:list-item>
                            <text:list>
                                <text:list-item>
                                    <text:h text:style-name="Heading_20_2" text:outline-level="2">Examples</text:h>
                                </text:list-item>
                            </text:list>
                        </text:list-item>
                    </text:list>
                    <text:p text:style-name="Standard"/>
                    <text:list xml:id="list_MQTTEvent17" text:style-name="List_20_1">
                    <text:list-item>
                            <text:p text:style-name="List_20_1_20_Start">
                            <text:span><text:span text:style-name="T1">MQT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